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Roboto Mono Light for Powerline" svg:font-family="'Roboto Mono Light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Roboto Mono Light for Powerline" fo:font-weight="bold" officeooo:rsid="000904b9" officeooo:paragraph-rsid="000904b9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Roboto Mono Light for Powerline" fo:font-weight="bold" officeooo:rsid="000e1b7f" officeooo:paragraph-rsid="00102ce5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Roboto Mono Light for Powerline" fo:font-weight="bold" officeooo:rsid="000e1b7f" officeooo:paragraph-rsid="0011e8b8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Roboto Mono Light for Powerline" fo:font-weight="bold" officeooo:rsid="000e1b7f" officeooo:paragraph-rsid="00135e7d" style:font-weight-asian="bold" style:font-weight-complex="bold"/>
    </style:style>
    <style:style style:name="P5" style:family="paragraph" style:parent-style-name="Text_20_body">
      <style:paragraph-properties fo:line-height="120%" fo:text-align="justify" style:justify-single-word="false"/>
      <style:text-properties style:font-name="Roboto Mono Light for Powerline" fo:font-weight="bold" officeooo:rsid="000e1b7f" officeooo:paragraph-rsid="000e1b7f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Roboto Mono Light for Powerline" fo:font-weight="bold" officeooo:rsid="0014e84c" officeooo:paragraph-rsid="00188251" style:font-weight-asian="bold" style:font-weight-complex="bold"/>
    </style:style>
    <style:style style:name="P7" style:family="paragraph" style:parent-style-name="Text_20_body">
      <style:text-properties style:font-name="Roboto Mono Light for Powerline" fo:font-weight="normal" officeooo:rsid="000904b9" officeooo:paragraph-rsid="000904b9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0904b9" officeooo:paragraph-rsid="000904b9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0c9420" officeooo:paragraph-rsid="000c9420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0e1b7f" officeooo:paragraph-rsid="000f243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135e7d" officeooo:paragraph-rsid="00135e7d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135e7d" officeooo:paragraph-rsid="0013e108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13e108" officeooo:paragraph-rsid="001ecbb0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19d0db" officeooo:paragraph-rsid="0019d0db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1ecbb0" officeooo:paragraph-rsid="001ecbb0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0f243d" officeooo:paragraph-rsid="000e1b7f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Roboto Mono Light for Powerline" fo:font-weight="normal" officeooo:rsid="0011e8b8" officeooo:paragraph-rsid="0011e8b8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Roboto Mono Light for Powerline" fo:font-style="normal" fo:font-weight="normal" officeooo:rsid="00135e7d" officeooo:paragraph-rsid="0013e108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Roboto Mono Light for Powerline" fo:font-style="normal" fo:font-weight="bold" officeooo:rsid="0014e84c" officeooo:paragraph-rsid="00188251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style:font-name="Source Code Pro Medium" fo:font-weight="normal" officeooo:rsid="000904b9" officeooo:paragraph-rsid="000904b9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officeooo:paragraph-rsid="000e1b7f"/>
    </style:style>
    <style:style style:name="P22" style:family="paragraph" style:parent-style-name="Text_20_body" style:list-style-name="L1">
      <style:text-properties style:font-name="Roboto Mono Light for Powerline" fo:font-weight="bold" officeooo:rsid="000904b9" officeooo:paragraph-rsid="000904b9" style:font-weight-asian="bold" style:font-weight-complex="bold"/>
    </style:style>
    <style:style style:name="P23" style:family="paragraph" style:parent-style-name="Text_20_body" style:list-style-name="L2">
      <style:text-properties style:font-name="Roboto Mono Light for Powerline" fo:font-weight="bold" officeooo:rsid="000c9420" officeooo:paragraph-rsid="000c9420" style:font-weight-asian="bold" style:font-weight-complex="bold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Roboto Mono Light for Powerline" fo:font-weight="bold" officeooo:rsid="000e1b7f" officeooo:paragraph-rsid="000e1b7f" style:font-weight-asian="bold" style:font-weight-complex="bold"/>
    </style:style>
    <style:style style:name="P25" style:family="paragraph" style:parent-style-name="Text_20_body" style:list-style-name="L4">
      <style:paragraph-properties fo:text-align="justify" style:justify-single-word="false"/>
      <style:text-properties style:font-name="Roboto Mono Light for Powerline" fo:font-weight="bold" officeooo:rsid="00135e7d" officeooo:paragraph-rsid="00135e7d" style:font-weight-asian="bold" style:font-weight-complex="bold"/>
    </style:style>
    <style:style style:name="P26" style:family="paragraph" style:parent-style-name="Text_20_body" style:list-style-name="L6">
      <style:paragraph-properties fo:text-align="justify" style:justify-single-word="false"/>
      <style:text-properties style:font-name="Roboto Mono Light for Powerline" fo:font-weight="bold" officeooo:rsid="0019d0db" officeooo:paragraph-rsid="0019d0db" style:font-weight-asian="bold" style:font-weight-complex="bold"/>
    </style:style>
    <style:style style:name="P27" style:family="paragraph" style:parent-style-name="Text_20_body" style:list-style-name="L5">
      <style:paragraph-properties fo:text-align="justify" style:justify-single-word="false"/>
      <style:text-properties style:font-name="Roboto Mono Light for Powerline" fo:font-style="normal" fo:font-weight="bold" officeooo:rsid="0014e84c" officeooo:paragraph-rsid="00188251" style:font-style-asian="normal" style:font-weight-asian="bold" style:font-style-complex="normal" style:font-weight-complex="bold"/>
    </style:style>
    <style:style style:name="P28" style:family="paragraph" style:parent-style-name="Text_20_body" style:list-style-name="L7">
      <style:paragraph-properties fo:text-align="justify" style:justify-single-word="false"/>
      <style:text-properties style:font-name="Roboto Mono Light for Powerline" fo:font-weight="normal" officeooo:rsid="0019d0db" officeooo:paragraph-rsid="0019d0db" style:font-weight-asian="normal" style:font-weight-complex="normal"/>
    </style:style>
    <style:style style:name="P29" style:family="paragraph" style:parent-style-name="Text_20_body" style:list-style-name="L8">
      <style:paragraph-properties fo:text-align="justify" style:justify-single-word="false"/>
      <style:text-properties officeooo:paragraph-rsid="001ecbb0"/>
    </style:style>
    <style:style style:name="P30" style:family="paragraph" style:parent-style-name="Text_20_body" style:list-style-name="L3">
      <style:paragraph-properties fo:text-align="justify" style:justify-single-word="false" fo:break-before="page"/>
      <style:text-properties style:font-name="Roboto Mono Light for Powerline" fo:font-weight="bold" officeooo:rsid="000e1b7f" officeooo:paragraph-rsid="000e1b7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43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2ce5" style:font-weight-asian="normal" style:font-weight-complex="normal"/>
    </style:style>
    <style:style style:name="T5" style:family="text">
      <style:text-properties fo:font-weight="normal" officeooo:rsid="000f243d" style:font-weight-asian="normal" style:font-weight-complex="normal"/>
    </style:style>
    <style:style style:name="T6" style:family="text">
      <style:text-properties fo:font-weight="normal" officeooo:rsid="00119844" style:font-weight-asian="normal" style:font-weight-complex="normal"/>
    </style:style>
    <style:style style:name="T7" style:family="text">
      <style:text-properties fo:font-weight="normal" officeooo:rsid="0011e8b8" style:font-weight-asian="normal" style:font-weight-complex="normal"/>
    </style:style>
    <style:style style:name="T8" style:family="text">
      <style:text-properties fo:font-weight="normal" officeooo:rsid="001676f5" style:font-weight-asian="normal" style:font-weight-complex="normal"/>
    </style:style>
    <style:style style:name="T9" style:family="text">
      <style:text-properties fo:font-weight="normal" officeooo:rsid="00188251" style:font-weight-asian="normal" style:font-weight-complex="normal"/>
    </style:style>
    <style:style style:name="T10" style:family="text">
      <style:text-properties fo:font-weight="normal" officeooo:rsid="001b7f59" style:font-weight-asian="normal" style:font-weight-complex="normal"/>
    </style:style>
    <style:style style:name="T11" style:family="text">
      <style:text-properties officeooo:rsid="000ad9e1"/>
    </style:style>
    <style:style style:name="T12" style:family="text">
      <style:text-properties officeooo:rsid="000e1b7f"/>
    </style:style>
    <style:style style:name="T13" style:family="text">
      <style:text-properties style:font-name="Roboto Mono Light for Powerline" fo:font-weight="normal" officeooo:rsid="000e1b7f" style:font-weight-asian="normal" style:font-weight-complex="normal"/>
    </style:style>
    <style:style style:name="T14" style:family="text">
      <style:text-properties style:font-name="Roboto Mono Light for Powerline" fo:font-weight="normal" officeooo:rsid="000f243d" style:font-weight-asian="normal" style:font-weight-complex="normal"/>
    </style:style>
    <style:style style:name="T15" style:family="text">
      <style:text-properties style:font-name="Roboto Mono Light for Powerline" fo:font-weight="bold" officeooo:rsid="000e1b7f" style:font-weight-asian="bold" style:font-weight-complex="bold"/>
    </style:style>
    <style:style style:name="T16" style:family="text">
      <style:text-properties style:font-name="Roboto Mono Light for Powerline" fo:font-weight="bold" officeooo:rsid="0013e108" style:font-weight-asian="bold" style:font-weight-complex="bold"/>
    </style:style>
    <style:style style:name="T17" style:family="text">
      <style:text-properties style:font-name="Roboto Mono Light for Powerline" fo:font-weight="bold" officeooo:rsid="001ecbb0" style:font-weight-asian="bold" style:font-weight-complex="bold"/>
    </style:style>
    <style:style style:name="T18" style:family="text">
      <style:text-properties officeooo:rsid="000f243d"/>
    </style:style>
    <style:style style:name="T19" style:family="text">
      <style:text-properties fo:color="#800000" style:font-name="Roboto Mono Light for Powerline" fo:font-weight="normal" officeooo:rsid="000e1b7f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3e108" style:font-style-asian="italic" style:font-style-complex="italic"/>
    </style:style>
    <style:style style:name="T22" style:family="text">
      <style:text-properties fo:font-style="italic" officeooo:rsid="001d2ad3" style:font-style-asian="italic" style:font-style-complex="italic"/>
    </style:style>
    <style:style style:name="T23" style:family="text">
      <style:text-properties fo:font-style="italic" officeooo:rsid="000f7238" style:font-style-asian="italic" style:font-style-complex="italic"/>
    </style:style>
    <style:style style:name="T24" style:family="text">
      <style:text-properties fo:font-style="italic" officeooo:rsid="00203f35" style:font-style-asian="italic" style:font-style-complex="italic"/>
    </style:style>
    <style:style style:name="T25" style:family="text">
      <style:text-properties fo:font-style="italic" officeooo:rsid="0022f4d1" style:font-style-asian="italic" style:font-style-complex="italic"/>
    </style:style>
    <style:style style:name="T26" style:family="text">
      <style:text-properties fo:font-style="italic" fo:font-weight="bold" officeooo:rsid="0013e10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0f7238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3e108" style:font-style-asian="normal" style:font-style-complex="normal"/>
    </style:style>
    <style:style style:name="T31" style:family="text">
      <style:text-properties fo:font-style="normal" officeooo:rsid="001d2ad3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0e1b7f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0f243d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676f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9d0d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d2ad3" style:font-style-asian="normal" style:font-weight-asian="normal" style:font-style-complex="normal" style:font-weight-complex="normal"/>
    </style:style>
    <style:style style:name="T39" style:family="text">
      <style:text-properties officeooo:rsid="000f7238"/>
    </style:style>
    <style:style style:name="T40" style:family="text">
      <style:text-properties officeooo:rsid="00102ce5"/>
    </style:style>
    <style:style style:name="T41" style:family="text">
      <style:text-properties officeooo:rsid="0011e8b8"/>
    </style:style>
    <style:style style:name="T42" style:family="text">
      <style:text-properties officeooo:rsid="0013e108"/>
    </style:style>
    <style:style style:name="T43" style:family="text">
      <style:text-properties officeooo:rsid="001d2ad3"/>
    </style:style>
    <style:style style:name="T44" style:family="text">
      <style:text-properties officeooo:rsid="0020ea8a"/>
    </style:style>
    <style:style style:name="T45" style:family="text">
      <style:text-properties officeooo:rsid="0021c0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iano Garcia de Oliveira <text:s text:c="15"/>Nº USP: 9277086</text:p>
      <text:p text:style-name="P7"/>
      <text:p text:style-name="P8"><text:tab/>Este relatório descreve o funcionamento do algoritmo implementado para o EP1 da disciplina de MAC121, os conceitos matemáticos utilizados para simplificação, redução no tempo de processamento, espaço alocado, etc.</text:p>
      <text:list xml:id="list4548935577141395098" text:style-name="L1">
        <text:list-item>
          <text:p text:style-name="P22">Conceitos Matemáticos</text:p>
        </text:list-item>
      </text:list>
      <text:p text:style-name="P8"><text:tab/>A única otimização que se baseia em conceitos puramente matemáticos é quando o número <text:span text:style-name="T1">n </text:span>for ímpar, efetuar a operação:</text:p>
      <text:p text:style-name="P20"><text:tab/>n = <draw:frame draw:style-name="fr1" draw:name="Object2" text:anchor-type="as-char" svg:y="-0.2437in" svg:width="0.5917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tab/><text:span text:style-name="T11">e incrementar o contador em 2 passos, já que um número ímpar sempre se torna par na sequência de Collatz (exceto o 1).</text:span></text:p>
      <text:list xml:id="list2085786756226735708" text:style-name="L2">
        <text:list-item>
          <text:p text:style-name="P23">Algoritmo(s) e otimizações</text:p>
        </text:list-item>
      </text:list>
      <text:p text:style-name="P9"><text:tab/><text:span text:style-name="T12">A </text:span><text:span text:style-name="T32">versão final</text:span><text:span text:style-name="T12"> do algoritmo se baseia em três pontos principais para reduzir o tempo e o espaço utilizado para o processamento:</text:span></text:p>
      <text:list xml:id="list4294657997092000456" text:style-name="L3">
        <text:list-item>
          <text:p text:style-name="P24">Programação Dinâmica</text:p>
        </text:list-item>
      </text:list>
      <text:p text:style-name="P21"><text:span text:style-name="T13"><text:tab/><text:tab/>Sejam </text:span><text:span text:style-name="T15">i</text:span><text:span text:style-name="T13"> e </text:span><text:span text:style-name="T15">j </text:span><text:span text:style-name="T13">os números do intervalo especificado na <text:tab/>entrada. Se for possível, o programa aloca as posições de um <text:tab/>vetor para armazenar o número de passos da seq. De Collatz de <text:tab/>cada número, começando a partir do </text:span><text:span text:style-name="T15">i</text:span><text:span text:style-name="T13">. </text:span></text:p>
      <text:p text:style-name="P21"><text:span text:style-name="T13"><text:tab/><text:tab/>Caso em algum número </text:span><text:span text:style-name="T15">n </text:span><text:span text:style-name="T13">tal que </text:span><text:span text:style-name="T15">n &gt; i</text:span><text:span text:style-name="T13"> aparecer algum <text:tab/>número entre </text:span><text:span text:style-name="T15">i</text:span><text:span text:style-name="T13"> e </text:span><text:span text:style-name="T15">n</text:span><text:span text:style-name="T13"> no cálculo da sequência de Collatz, o <text:tab/>algoritmo não irá calcular novamente o número, mas irá somar a <text:tab/>quantidade de passos que já foi calculada para </text:span><text:span text:style-name="T15">n </text:span><text:span text:style-name="T13">com o valor <text:tab/>armazenado no vetor (que já foi calculado anteriormente).</text:span></text:p>
      <text:p text:style-name="P21"><text:span text:style-name="T13"><text:tab/><text:tab/>Por exemplo, </text:span><text:span text:style-name="T15">i = 4 </text:span><text:span text:style-name="T13">e </text:span><text:span text:style-name="T15">j = 7</text:span><text:span text:style-name="T13">. A sequência de Collatz para </text:span><text:span text:style-name="T15"><text:s/><text:tab/>n = 4 </text:span><text:span text:style-name="T13">é:<text:tab/></text:span><text:span text:style-name="T19">4 → 2 → 1 </text:span><text:span text:style-name="T13">. (2 passos)</text:span></text:p>
      <text:p text:style-name="P21"><text:span text:style-name="T13"><text:tab/><text:tab/>Para </text:span><text:span text:style-name="T15">n = 5</text:span><text:span text:style-name="T13">: 5 → 16 → 8 → </text:span><text:span text:style-name="T19">4 → 2 → 1 </text:span><text:span text:style-name="T14">(5 passos).</text:span></text:p>
      <text:p text:style-name="P16"><text:tab/><text:tab/>Usando a programação dinâmica, ao invés de calcular <text:tab/>novamente a sequência de Collatz do número 4, o programa <text:tab/>simplesmente retorna o que já foi calculado, aumentando <text:tab/>consideravelmente o tempo de execução do programa.</text:p>
      <text:p text:style-name="P5"/>
      <text:list xml:id="list151957378189177" text:continue-numbering="true" text:style-name="L3">
        <text:list-item>
          <text:p text:style-name="P30">Limite para alocação de memória</text:p>
        </text:list-item>
      </text:list>
      <text:p text:style-name="P10"><text:tab/><text:tab/><text:span text:style-name="T18">A versão do programa mais rápida calculava a sequência de <text:tab/>Collatz de 1 até 2147483647 (</text:span><text:span text:style-name="T2">INT MAX</text:span><text:span text:style-name="T18">) em <text:tab/>aproximadamente <text:tab/>44 segundos. Mas para isso, usava mais de 4 <text:tab/>GB de RAM na <text:tab/>Programação Dinâmica.</text:span></text:p>
      <text:p text:style-name="P10"><text:tab/><text:tab/><text:span text:style-name="T39">Para diminuir o espaço utilizado, utiliza-se então uma<text:tab/>constante ('MAX_ALLOC') que define o maior espaço que vai ser<text:tab/>alocado pelo programa. A constante pode ser modificada no<text:tab/>código fonte, e está pré definida com um limite um pouco<text:tab/>menor mas que permite um tempo médio razoavelmente rápido, e<text:tab/>não <text:tab/>usa tanto espaço quanto antes. No momento, o programa<text:tab/>gasta no <text:tab/>máximo ~580 MB de RAM, mas isso pode ser reduzido<text:tab/>ou <text:tab/>aumentado <text:tab/>apenas <text:tab/>modificando o valor da constante<text:tab/>'MAX_ALLOC' (</text:span><text:span text:style-name="T23">como <text:tab/></text:span><text:span text:style-name="T27">não foi</text:span><text:span text:style-name="T23"> <text:tab/>especificado um valor</text:span><text:span text:style-name="T24"> ideal de<text:tab/>consumo de espaço, <text:tab/>julguei que </text:span><text:span text:style-name="T25">o valor escolhido</text:span><text:span text:style-name="T24"> é bastante<text:tab/>razoável para o processamento <text:tab/>MÁXIMO).</text:span></text:p>
      <text:list xml:id="list151957379219556" text:continue-numbering="true" text:style-name="L3">
        <text:list-item>
          <text:p text:style-name="P24">Tabela da sequência</text:p>
        </text:list-item>
      </text:list>
      <text:p text:style-name="P2"><text:tab/><text:tab/><text:span text:style-name="T4">Inicialmente, a Programação Dinâmica só iria salvar os <text:tab/>números de </text:span><text:span text:style-name="T40">i </text:span><text:span text:style-name="T4">até </text:span><text:span text:style-name="T40">j</text:span><text:span text:style-name="T4">. Isso gera um problema em que casos com </text:span><text:span text:style-name="T40">i <text:tab/></text:span><text:span text:style-name="T4">e </text:span><text:span text:style-name="T40">j</text:span><text:span text:style-name="T4"> muito altos (mesmo que próximos entre si) demoravam mais <text:tab/>para processar do que casos cuja amplitude de intervalo <text:s text:c="6"/><text:tab/>(</text:span><text:span text:style-name="T40">j –<text:tab/>i</text:span><text:span text:style-name="T4">) era maior. </text:span></text:p>
      <text:p text:style-name="P4"><text:span text:style-name="T4"><text:tab/><text:tab/>Um exemplo: O programava rodava mais rápido para calcular <text:tab/>de <text:s/>1 até <text:s/></text:span><text:span text:style-name="T18">INT MAX</text:span><text:span text:style-name="T5"> </text:span><text:span text:style-name="T4">do que de 1000000000 (Um bilhão) até<text:tab/></text:span><text:span text:style-name="T18">INT MAX</text:span><text:span text:style-name="T4"> (</text:span><text:span text:style-name="T6">valor </text:span><text:span text:style-name="T4">máximo de INT). </text:span><text:span text:style-name="T6">Isso se deve ao fato que<text:tab/>vários números na sequência de Collatz chegam em números<text:tab/>menores (i.e. abaixo de um <text:s/>milhão, por exemplo) do que<text:tab/>números da ordem de bilhões. </text:span></text:p>
      <text:p text:style-name="P3"><text:span text:style-name="T6"><text:tab/><text:tab/>A solução para otimizar esse problema é, no início do <text:tab/>programa, calcular todos os passos na seq. de Collatz de 1 até <text:tab/>um número pré definido. No programa implementado utiliza-se a <text:tab/>constante 'DESVIO' </text:span><text:span text:style-name="T7">para definir qual o </text:span><text:span text:style-name="T10">é este</text:span><text:span text:style-name="T7"> número </text:span><text:span text:style-name="T41">k</text:span><text:span text:style-name="T7">, sendo <text:tab/>que no início do programa é calculado todos os passos da seq. <text:tab/></text:span><text:span text:style-name="T10">d</text:span><text:span text:style-name="T7">e Collatz de </text:span><text:span text:style-name="T41">1 até k</text:span><text:span text:style-name="T7">. </text:span></text:p>
      <text:p text:style-name="P17"><text:tab/><text:tab/>O padrão é calcular até 10 milhões, já que é um intervalo <text:tab/>praticamente instantâneo de se calcular e diminui<text:tab/>razoavelmente o processamento <text:span text:style-name="T44">nos</text:span> outros casos.</text:p>
      <text:p text:style-name="P3"/>
      <text:p text:style-name="P3"/>
      <text:p text:style-name="P3"><text:soft-page-break/></text:p>
      <text:p text:style-name="P3"/>
      <text:p text:style-name="P3"/>
      <text:p text:style-name="P3"/>
      <text:list xml:id="list4625984376140062047" text:style-name="L4">
        <text:list-item>
          <text:p text:style-name="P25"><text:span text:style-name="T41">O</text:span>bservações interessantes</text:p>
        </text:list-item>
      </text:list>
      <text:p text:style-name="P11"><text:tab/>Para se escolher o tamanho dos números, <text:span text:style-name="T45">foram feitas</text:span> várias observações e testes para evitar <text:span text:style-name="T20">overflow </text:span><text:span text:style-name="T29">ou gasto desnecessário de tamanho. </text:span></text:p>
      <text:p text:style-name="P12"><text:span text:style-name="T29"><text:tab/>Primeiramente, verificou-se através de uma simples modificação no algoritmo que, entre </text:span><text:span text:style-name="T33">1</text:span><text:span text:style-name="T29"> e <text:s/></text:span><text:span text:style-name="T34">INT MAX, </text:span><text:span text:style-name="T30">o número de passos não passava de 1024. Logo o vetor da Programação Dinâmica poderia ter simplesmente tamanho de 10 bits. Testou-se a utilização de um </text:span><text:span text:style-name="T21">bit field </text:span><text:span text:style-name="T30">para 10 bits, mas como o C ANSI emite um warning ao usar </text:span><text:span text:style-name="T21">bit fields</text:span><text:span text:style-name="T30">, optou-se por utilizar o tipo </text:span><text:span text:style-name="T21">unsigned short int</text:span><text:span text:style-name="T26">.</text:span></text:p>
      <text:p text:style-name="P18"><text:span text:style-name="T42"><text:tab/>Em números muito altos, no cálculo da seq. de Collatz havia </text:span><text:span text:style-name="T21">overflow </text:span><text:span text:style-name="T42">de INT, portanto para esse cálculo se usa o tipo </text:span><text:span text:style-name="T21">unsigned long int.</text:span><text:span text:style-name="T42"> </text:span></text:p>
      <text:list xml:id="list920022319944468322" text:style-name="L5">
        <text:list-item>
          <text:p text:style-name="P27">Outras informações e resumo do algoritmo</text:p>
        </text:list-item>
      </text:list>
      <text:p text:style-name="P19"><text:span text:style-name="T8"><text:tab/></text:span><text:span text:style-name="T9">O </text:span><text:span text:style-name="T8">maior intervalo calculado foi o maior possível de acord</text:span><text:span text:style-name="T9">o </text:span><text:span text:style-name="T8">com as especificações do EP, </text:span><text:span text:style-name="T9">isto é</text:span><text:span text:style-name="T8">, de 1 até INT MAX.</text:span></text:p>
      <text:p text:style-name="P6"><text:span text:style-name="T36"><text:tab/></text:span><text:span text:style-name="T37">O algoritmo implementado cria um array dinâmico </text:span><text:span text:style-name="T38">e um array de tamanho 'DESVIO'</text:span><text:span text:style-name="T37">.</text:span></text:p>
      <text:p text:style-name="P14"><text:tab/>A tabela pré definida são os valores gerados automaticamente no início do programa, <text:span text:style-name="T43">e ficam armazenados no array '</text:span><text:span text:style-name="T22">numbersCalc'</text:span>. <text:span text:style-name="T43">O array '</text:span><text:span text:style-name="T22">dynamicAloc' </text:span><text:span text:style-name="T31">contém os outros valores armazenados no programa.</text:span> </text:p>
      <text:p text:style-name="P14"><text:tab/>Ou seja, dentro da função de cálculo da sequência de Collatz para um determinado número <text:span text:style-name="T1">n </text:span>em uma iteração qualquer, temos as seguintes situações:</text:p>
      <text:list xml:id="list634897764827740956" text:style-name="L6">
        <text:list-item>
          <text:p text:style-name="P26">n &lt; 'DESVIO'<text:span text:style-name="T3"> : É só retornar o número de passos somado ao que já foi calculado na tabela pré definida;</text:span></text:p>
        </text:list-item>
        <text:list-item>
          <text:p text:style-name="P26">'DESVIO' &lt; n &lt; 'MAX_ALLOC' <text:span text:style-name="T3">: Retorna o número alocado dinâmicamente (se já tiver sido calculado);</text:span></text:p>
        </text:list-item>
        <text:list-item>
          <text:p text:style-name="P26">n &gt; 'MAX_ALLOC': <text:span text:style-name="T3">Neste caso o número </text:span>n <text:span text:style-name="T3">continua no </text:span><text:span text:style-name="T28">loop</text:span><text:span text:style-name="T35"> da função até cair em um dos dois casos acima.</text:span></text:p>
        </text:list-item>
      </text:list>
      <text:list xml:id="list6891478889735784319" text:style-name="L7">
        <text:list-header>
          <text:p text:style-name="P28"/>
        </text:list-header>
      </text:list>
      <text:p text:style-name="P8"><text:soft-page-break/></text:p>
      <text:p text:style-name="P8"/>
      <text:p text:style-name="P8"/>
      <text:p text:style-name="P8"/>
      <text:list xml:id="list5238148097882502047" text:style-name="L8">
        <text:list-item>
          <text:p text:style-name="P29"><text:span text:style-name="T16">Ref</text:span><text:span text:style-name="T17">erências utilizadas</text:span></text:p>
        </text:list-item>
      </text:list>
      <text:p text:style-name="P13"/>
      <text:p text:style-name="P13"><text:a xlink:type="simple" xlink:href="https://en.wikipedia.org/wiki/Collatz_conjecture" text:style-name="Internet_20_link" text:visited-style-name="Visited_20_Internet_20_Link">https://en.wikipedia.org/wiki/Collatz_conjecture</text:a></text:p>
      <text:p text:style-name="P15"><text:a xlink:type="simple" xlink:href="http://blog.adnanmasood.com/2012/02/23/optimizing-collatz-sequence-with-dynamic-programming/" text:style-name="Internet_20_link" text:visited-style-name="Visited_20_Internet_20_Link">http://blog.adnanmasood.com/2012/02/23/optimizing-collatz-sequence-with-dynamic-programming/</text:a></text:p>
      <text:p text:style-name="P15"><text:a xlink:type="simple" xlink:href="https://pythonandr.com/2015/09/01/collatz-conjecture-what-you-need-to-know/" text:style-name="Internet_20_link" text:visited-style-name="Visited_20_Internet_20_Link">https://pythonandr.com/2015/09/01/collatz-conjecture-what-you-need-to-know/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Roboto Mono Light for Powerline" svg:font-family="'Roboto Mono Light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Lenovo </meta:initial-creator>
    <meta:creation-date>2016-08-19T13:28:00.210044942</meta:creation-date>
    <dc:date>2016-08-22T15:19:56.437679535</dc:date>
    <dc:creator>julianoLenovo </dc:creator>
    <meta:editing-duration>PT2H59M50S</meta:editing-duration>
    <meta:editing-cycles>23</meta:editing-cycles>
    <meta:generator>LibreOffice/4.3.3.2$Linux_X86_64 LibreOffice_project/430m0$Build-2</meta:generator>
    <meta:document-statistic meta:table-count="0" meta:image-count="0" meta:object-count="1" meta:page-count="4" meta:paragraph-count="38" meta:word-count="895" meta:character-count="5345" meta:non-whitespace-character-count="4394"/>
  </office:meta>
</office:document-meta>
</file>

<file path=Object 2/content.xml><?xml version="1.0" encoding="utf-8"?>
<math xmlns="http://www.w3.org/1998/Math/MathML" display="block">
  <semantics>
    <mfrac>
      <mrow>
        <mrow>
          <mn>3</mn>
          <mo stretchy="false">∗</mo>
          <mi>n</mi>
        </mrow>
        <mo stretchy="false">+</mo>
        <mn>1</mn>
      </mrow>
      <mn>2</mn>
    </mfrac>
    <annotation encoding="StarMath 5.0">{3*n +1} over {2} </annotation>
  </semantics>
</math>
</file>